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1ffcba" officeooo:paragraph-rsid="001ffcba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214c9b" officeooo:paragraph-rsid="00214c9b" style:font-weight-asian="normal" style:font-weight-complex="normal"/>
    </style:style>
    <style:style style:name="P14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5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16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17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15">Start firing projectiles</text:p>
        </text:list-item>
        <text:list-item>
          <text:p text:style-name="P9">Get all prj comps working</text:p>
          <text:list>
            <text:list-item>
              <text:p text:style-name="P17">Arc</text:p>
            </text:list-item>
            <text:list-item>
              <text:p text:style-name="P14"><text:span text:style-name="T5">Attraction constant</text:span></text:p>
            </text:list-item>
            <text:list-item>
              <text:p text:style-name="P16"><text:soft-page-break/>Repulsor constant</text:p>
            </text:list-item>
            <text:list-item>
              <text:p text:style-name="P14">Bounce</text:p>
            </text:list-item>
            <text:list-item>
              <text:p text:style-name="P14">Command fuze</text:p>
            </text:list-item>
            <text:list-item>
              <text:p text:style-name="P14">Contact fuze</text:p>
            </text:list-item>
            <text:list-item>
              <text:p text:style-name="P14">Immediate fuze</text:p>
            </text:list-item>
            <text:list-item>
              <text:p text:style-name="P14">Timed fuze</text:p>
            </text:list-item>
            <text:list-item>
              <text:p text:style-name="P14">Explosion</text:p>
            </text:list-item>
            <text:list-item>
              <text:p text:style-name="P14">Attraction explosion</text:p>
            </text:list-item>
            <text:list-item>
              <text:p text:style-name="P14">Repulsor explosion</text:p>
            </text:list-item>
            <text:list-item>
              <text:p text:style-name="P14">Heat seeker pattern</text:p>
            </text:list-item>
            <text:list-item>
              <text:p text:style-name="P14">Seeker pattern</text:p>
            </text:list-item>
            <text:list-item>
              <text:p text:style-name="P14">Weaving pattern</text:p>
            </text:list-item>
          </text:list>
        </text:list-item>
        <text:list-item>
          <text:p text:style-name="P9">Particle systems</text:p>
        </text:list-item>
        <text:list-item>
          <text:p text:style-name="P12">Jetting</text:p>
        </text:list-item>
        <text:list-item>
          <text:p text:style-name="P12">Resetting</text:p>
        </text:list-item>
        <text:list-item>
          <text:p text:style-name="P9">Winning and losing</text:p>
        </text:list-item>
        <text:list-item>
          <text:p text:style-name="P9">Basic AI</text:p>
        </text:list-item>
      </text:list>
      <text:p text:style-name="P8"/>
      <text:p text:style-name="P8">Tasks for tomorrow:</text:p>
      <text:list xml:id="list8304679606982346600" text:style-name="L5">
        <text:list-item>
          <text:p text:style-name="P10">Final graphic for buggy</text:p>
        </text:list-item>
        <text:list-item>
          <text:p text:style-name="P10">Final terrain</text:p>
        </text:list-item>
        <text:list-item>
          <text:p text:style-name="P10">Final <text:span text:style-name="T4">weapon creation screen</text:span></text:p>
        </text:list-item>
        <text:list-item>
          <text:p text:style-name="P11">Title screen</text:p>
        </text:list-item>
        <text:list-item>
          <text:p text:style-name="P11">Sound</text:p>
        </text:list-item>
        <text:list-item>
          <text:p text:style-name="P11">Music</text:p>
        </text:list-item>
        <text:list-item>
          <text:p text:style-name="P13">Determine if HTML5 version is feas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02:31:12.944000000</dc:date>
    <meta:editing-duration>PT8H2M42S</meta:editing-duration>
    <meta:editing-cycles>7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68" meta:word-count="319" meta:character-count="1676" meta:non-whitespace-character-count="1485"/>
  </office:meta>
</office:document-meta>
</file>